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4th: Atoospheric climate modelling: <text:a xlink:href="https://www.recruit.ox.ac.uk/pls/hrisliverecruit/erq_jobspec_version_4.display_form?p_display_in_irish=N&amp;p_company=10&amp;p_refresh_search=Y&amp;p_process_type=&amp;p_recruitment_id=122487&amp;p_form_profile_detail=&amp;p_display_apply_ind=Y&amp;p_internal_external=E&amp;p_applicant_no" xlink:type="simple">https://www.recruit.ox.ac.uk/pls/hrisliverecruit/erq_jobspec_version_4.display_form?p_display_in_irish=N&amp;p_company=10&amp;p_refresh_search=Y&amp;p_process_type=&amp;p_recruitment_id=122487&amp;p_form_profile_detail=&amp;p_display_apply_ind=Y&amp;p_internal_external=E&amp;p_applicant_no</text:a>=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15th March: <text:a xlink:href="https://vacancies.lboro.ac.uk/jobdesc/req16097a.pdf" xlink:type="simple">https://vacancies.lboro.ac.uk/jobdesc/req16097a.pdf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Email Sandy re:LPX us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Email met office abitt application process</text:p>
          </table:table-cell>
          <table:covered-table-cell table:number-columns-repeated="6"/>
          <table:table-cell table:style-name="ce11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6&amp;nPostingTargetID=2310&amp;option=52&amp;sort=DESC&amp;respnr=2&amp;ID=Q5JFK026203F3VBQB79LO8NXG&amp;Resultsperpage=10&amp;lg=UK&amp;mask=metext" xlink:type="simple">https://iframe.recruitmentplatform.com/met_office/external/details.html?nPostingID=1376&amp;nPostingTargetID=2310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>
            <text:p>31st March: <text:a xlink:href="https://jobs.exeter.ac.uk/hrpr_webrecruitment/wrd/run/ETREC107GF.open?VACANCY_ID%3D694759EE7x%1BUSESSION=769C89CAAAF540A182C7C5E2238138A0&amp;WVID=3817591jNg&amp;LANG=USA" xlink:type="simple">https://jobs.exeter.ac.uk/hrpr_webrecruitment/wrd/run/ETREC107GF.open?VACANCY_ID%3d694759EE7x%1BUSESSION=769C89CAAAF540A182C7C5E2238138A0&amp;WVID=3817591jNg&amp;LANG=USA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1" office:value-type="string" calcext:value-type="string">
            <text:p>TM2 repo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1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  <table:table-cell table:style-name="ce8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09T09:18:41.800333411</dc:date>
    <dc:creator>Douglas Kelley</dc:creator>
    <meta:editing-duration>P12DT1H12M47S</meta:editing-duration>
    <meta:editing-cycles>39</meta:editing-cycles>
    <meta:generator>LibreOffice/4.4.6.3$Linux_X86_64 LibreOffice_project/40m0$Build-3</meta:generator>
    <meta:document-statistic meta:table-count="2" meta:cell-count="37" meta:object-count="0"/>
  </office:meta>
</office:document-meta>
</file>